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AVERAGE([.A2:.A6])" office:value-type="float" office:value="18.4" calcext:value-type="float">
            <text:p>18,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formula="of:=STDEV([.A2:.A6])" office:value-type="float" office:value="1.14017542509914" calcext:value-type="float">
            <text:p>1,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6:38:32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0S</meta:editing-duration>
    <meta:editing-cycles>3</meta:editing-cycles>
    <meta:generator>LibreOffice/5.3.5.2$Windows_x86 LibreOffice_project/50d9bf2b0a79cdb85a3814b592608037a682059d</meta:generator>
    <dc:date>2017-09-09T16:42:38.698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